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42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6cm" fo:min-width="0cm"/>
    </style:style>
    <style:style style:name="gr6" style:family="graphic" style:parent-style-name="objectwithoutfill">
      <style:graphic-properties svg:stroke-width="0.106cm" svg:stroke-color="#0000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textarea-horizontal-align="justify" draw:textarea-vertical-align="middle" draw:auto-grow-height="false" fo:min-height="6.1cm" fo:min-width="10.42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2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4.322cm" fo:min-width="11.438cm"/>
    </style:style>
    <style:style style:name="gr10" style:family="graphic" style:parent-style-name="standard">
      <style:graphic-properties draw:fill-color="#ff6666" draw:textarea-horizontal-align="justify" draw:textarea-vertical-align="middle" draw:auto-grow-height="false" fo:min-height="4.83cm" fo:min-width="11.43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12" style:family="graphic" style:parent-style-name="objectwithoutfill">
      <style:graphic-properties svg:stroke-width="0.106cm" draw:marker-start-width="0.359cm" draw:marker-end="Triangle_20_unfilled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draw:stroke="dash" draw:stroke-dash="Dashed_20__28_var_29_" draw:fill="none" draw:textarea-vertical-align="middle"/>
    </style:style>
    <style:style style:name="gr15" style:family="graphic" style:parent-style-name="standard">
      <style:graphic-properties draw:fill-color="#00ff66" draw:textarea-horizontal-align="justify" draw:textarea-vertical-align="middle" draw:auto-grow-height="false" fo:min-height="2.544cm" fo:min-width="2.548cm"/>
    </style:style>
    <style:style style:name="gr16" style:family="graphic" style:parent-style-name="objectwithoutfill">
      <style:graphic-properties svg:stroke-width="0.053cm" svg:stroke-color="#99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draw:fill="solid" draw:fill-color="#000000" fo:min-height="11.929cm"/>
    </style:style>
    <style:style style:name="pr8" style:family="presentation" style:parent-style-name="Default-subtitle">
      <style:graphic-properties draw:fill-color="#ffffff" fo:min-height="11.176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style:font-name="Ubuntu Mono1" fo:font-size="2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Ubuntu Mono1"/>
    </style:style>
    <style:style style:name="P7" style:family="paragraph">
      <loext:graphic-properties draw:fill="none" draw:fill-color="#ffffff"/>
      <style:text-properties fo:font-size="26pt" style:font-size-asian="26pt" style:font-size-complex="2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style:font-name="Ubuntu Mono1" fo:font-size="26pt"/>
    </style:style>
    <style:style style:name="P10" style:family="paragraph">
      <style:paragraph-properties fo:text-align="center"/>
    </style:style>
    <style:style style:name="P11" style:family="paragraph">
      <style:text-properties fo:font-weight="bold"/>
    </style:style>
    <style:style style:name="P12" style:family="paragraph">
      <loext:graphic-properties draw:fill="none" draw:fill-color="#ffffff"/>
      <style:text-properties style:font-name="Ubuntu Mono1" fo:font-weight="bold"/>
    </style:style>
    <style:style style:name="P13" style:family="paragraph">
      <loext:graphic-properties draw:fill="none" draw:fill-color="#ffffff"/>
      <style:text-properties style:font-name="Ubuntu Mono1"/>
    </style:style>
    <style:style style:name="P14" style:family="paragraph">
      <loext:graphic-properties draw:fill-color="#ff6666"/>
      <style:paragraph-properties fo:text-align="center"/>
    </style:style>
    <style:style style:name="P15" style:family="paragraph">
      <loext:graphic-properties draw:fill-color="#00ff66"/>
      <style:paragraph-properties fo:text-align="center"/>
    </style:style>
    <style:style style:name="P16" style:family="paragraph">
      <style:paragraph-properties fo:margin-left="0.406cm" fo:margin-right="0cm" fo:margin-top="0.508cm" fo:margin-bottom="0cm" fo:text-indent="0cm"/>
      <style:text-properties style:font-name="Ubuntu Mono1"/>
    </style:style>
    <style:style style:name="P17" style:family="paragraph">
      <loext:graphic-properties draw:fill="solid" draw:fill-color="#000000"/>
      <style:paragraph-properties fo:margin-left="0.406cm" fo:margin-right="0cm" fo:margin-top="0.508cm" fo:margin-bottom="0cm" fo:text-indent="0cm"/>
      <style:text-properties style:font-name="Ubuntu Mono1"/>
    </style:style>
    <style:style style:name="P18" style:family="paragraph">
      <style:text-properties fo:font-size="26pt"/>
    </style:style>
    <style:style style:name="P19" style:family="paragraph">
      <loext:graphic-properties draw:fill="none" draw:fill-color="#ffffff"/>
      <style:text-properties fo:font-size="26pt"/>
    </style:style>
    <style:style style:name="P20" style:family="paragraph">
      <style:paragraph-properties fo:margin-left="0.406cm" fo:margin-right="0cm" fo:margin-top="0.308cm" fo:margin-bottom="0.1cm" fo:text-indent="0cm"/>
      <style:text-properties fo:font-variant="normal" fo:text-transform="none" style:use-window-font-color="true" style:text-outline="false" style:text-line-through-style="none" style:text-line-through-type="none" style:font-name="Ubuntu Mono1" fo:font-size="17pt" fo:font-style="normal" fo:text-shadow="none" style:text-underline-style="none" fo:font-weight="normal" style:letter-kerning="true" fo:background-color="transparent" style:font-name-asian="Noto Sans CJK SC Regular" style:font-size-asian="17pt" style:font-style-asian="normal" style:font-weight-asian="normal" style:font-name-complex="FreeSans" style:font-size-complex="17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000000"/>
      <style:paragraph-properties fo:margin-left="0.406cm" fo:margin-right="0cm" fo:margin-top="0.508cm" fo:margin-bottom="0cm" fo:text-indent="0cm"/>
      <style:text-properties style:font-name="Ubuntu Mono1" fo:font-size="17pt" style:font-size-asian="17pt" style:font-size-complex="17pt"/>
    </style:style>
    <style:style style:name="P22" style:family="paragraph">
      <style:text-properties fo:font-size="32pt"/>
    </style:style>
    <style:style style:name="P23" style:family="paragraph">
      <loext:graphic-properties draw:fill-color="#ffffff"/>
      <style:text-properties fo:font-size="32pt" style:font-size-asian="48pt" style:font-size-complex="48pt"/>
    </style:style>
    <style:style style:name="P24" style:family="paragraph">
      <loext:graphic-properties draw:fill="none" draw:fill-color="#ffffff"/>
      <style:text-properties style:font-name="Ubuntu Mono1" fo:font-size="22pt" style:font-size-asian="22pt" style:font-size-complex="22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style:font-name="Ubuntu Mono1" fo:font-size="44pt" style:font-size-asian="44pt" style:font-size-complex="4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Ubuntu Mono1"/>
    </style:style>
    <style:style style:name="T5" style:family="text">
      <style:text-properties fo:color="#cc0000" style:font-name="Ubuntu Mono1" fo:font-weight="bold" style:font-weight-asian="bold" style:font-weight-complex="bold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cc0000" fo:font-weight="bold" style:font-weight-asian="bold" style:font-weight-complex="bold"/>
    </style:style>
    <style:style style:name="T8" style:family="text">
      <style:text-properties style:font-name="Ubuntu Mono1" style:text-underline-style="solid" style:text-underline-width="auto" style:text-underline-color="font-color"/>
    </style:style>
    <style:style style:name="T9" style:family="text">
      <style:text-properties fo:color="#ffffff" style:font-name="Ubuntu Mono1"/>
    </style:style>
    <style:style style:name="T10" style:family="text">
      <style:text-properties fo:color="#00cc00" style:font-name="Ubuntu Mono1"/>
    </style:style>
    <style:style style:name="T11" style:family="text">
      <style:text-properties fo:color="#006600" style:font-name="Ubuntu Mono1"/>
    </style:style>
    <style:style style:name="T12" style:family="text">
      <style:text-properties fo:color="#cc9900" style:font-name="Ubuntu Mono1"/>
    </style:style>
    <style:style style:name="T13" style:family="text">
      <style:text-properties fo:color="#00ffff" style:font-name="Ubuntu Mono1"/>
    </style:style>
    <style:style style:name="T14" style:family="text">
      <style:text-properties fo:color="#ffffff" style:font-name="Ubuntu Mono1" fo:font-size="17pt" style:font-size-asian="17pt" style:font-size-complex="17pt"/>
    </style:style>
    <style:style style:name="T15" style:family="text">
      <style:text-properties fo:color="#00cc00" style:font-name="Ubuntu Mono1" fo:font-size="17pt" style:font-size-asian="17pt" style:font-size-complex="17pt"/>
    </style:style>
    <style:style style:name="T16" style:family="text">
      <style:text-properties fo:color="#006600" style:font-name="Ubuntu Mono1" fo:font-size="17pt" style:font-size-asian="17pt" style:font-size-complex="17pt"/>
    </style:style>
    <style:style style:name="T17" style:family="text">
      <style:text-properties fo:color="#cc9900" style:font-name="Ubuntu Mono1" fo:font-size="17pt" style:font-size-asian="17pt" style:font-size-complex="17pt"/>
    </style:style>
    <style:style style:name="T18" style:family="text">
      <style:text-properties style:font-size-asian="32pt" style:font-size-complex="32pt"/>
    </style:style>
    <style:style style:name="T19" style:family="text">
      <style:text-properties style:font-size-asian="48pt" style:font-size-complex="48pt"/>
    </style:style>
    <style:style style:name="T20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Demystifying</text:span></text:p>
            <text:p><text:span text:style-name="T2">std::function</text:span></text:p>
          </draw:text-box>
        </draw:frame>
        <draw:frame draw:style-name="gr1" draw:text-style-name="P2" draw:layer="layout" svg:width="13.926cm" svg:height="1.673cm" svg:x="2.032cm" svg:y="18.034cm">
          <draw:text-box>
            <text:p>Maciek Gajewski, <text:a xlink:href="mailto:maciej.gajewski0@gmail.com" xlink:type="simple">maciej.gajewski0@gmail.com</text:a></text:p>
            <text:p>October 2016</text:p>
          </draw:text-box>
        </draw:frame>
        <draw:frame draw:style-name="gr2" draw:text-style-name="P2" draw:layer="layout" svg:width="0.502cm" svg:height="1.187cm" svg:x="16.002cm" svg:y="5.334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std::fun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ype-erasing container</text:p>
              </text:list-item>
              <text:list-item>
                <text:p>Able to store at most one item</text:p>
              </text:list-item>
              <text:list-item>
                <text:p>Stores callable objects (functors, function pointer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sconcep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d::function is the type of lambdas</text:p>
              </text:list-item>
              <text:list-item>
                <text:p>std::function requires some build-it compiler magic to be implemented</text:p>
              </text:list-item>
              <text:list-item>
                <text:p>std::function is horribly slow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it - example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4">using Fun = std::function&lt;<text:span text:style-name="T3">double</text:span>(<text:span text:style-name="T3">double</text:span>, <text:span text:style-name="T3">double</text:span>)&gt;;</text:p>
            <text:p text:style-name="P4"/>
            <text:p text:style-name="P4">Fun f1; // default constructed</text:p>
            <text:p text:style-name="P4">assert(!f1); // converted to bool</text:p>
            <text:p text:style-name="P4"/>
            <text:p text:style-name="P4">// will throw std::bad_function_call if called</text:p>
            <text:p text:style-name="P4">// while empty</text:p>
            <text:p text:style-name="P4">f1(x, y); // &lt; -- will throw</text:p>
            <text:p text:style-name="P4"/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ample – fn pointer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4">// Can be assigned function pointer</text:p>
            <text:p text:style-name="P4">Fun f2 = &amp;std::atan2;</text:p>
            <text:p text:style-name="P4">assert(!!f2);</text:p>
            <text:p text:style-name="P4"/>
            <text:p text:style-name="P4">// when invoked, invokes the pointed function</text:p>
            <text:p text:style-name="P4">double r1 = f2(x, y);</text:p>
            <text:p text:style-name="P4">double r2 = std::atan2(x, y);</text:p>
            <text:p text:style-name="P4"/>
            <text:p text:style-name="P4">assert(r1 == r2);</text:p>
            <text:p text:style-name="P4"/>
            <text:p text:style-name="P4"/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ample - functor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4">struct CounterFtor {</text:p>
            <text:p text:style-name="P4"><text:s text:c="4"/>int counter_ = 0;</text:p>
            <text:p text:style-name="P4"><text:s text:c="4"/>int operator() () { return counter_++; }</text:p>
            <text:p text:style-name="P4">};</text:p>
            <text:p text:style-name="P4"/>
            <text:p text:style-name="P4">using CounterFun = std::function&lt;int()&gt;;</text:p>
            <text:p text:style-name="P4"/>
            <text:p text:style-name="P4">CounterFun ctr1 = CounterFtor{};</text:p>
            <text:p text:style-name="P4">CounterFun ctr2 = [c=int{}]() mutable { return c++; };</text:p>
            <text:p text:style-name="P4"/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ample - other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4">// Can be cleared by assigning nullptr</text:p>
            <text:p text:style-name="P4">f2 = nullptr;</text:p>
            <text:p text:style-name="P4">assert(!f2);</text:p>
            <text:p text:style-name="P4"/>
            <text:p text:style-name="P4">// type of the stored functor can be retrieved</text:p>
            <text:p text:style-name="P4">const std::type_info&amp; ti = ctr1.target_type();</text:p>
            <text:p text:style-name="P4">assert(ti == typeof(CounterFtor));</text:p>
            <text:p text:style-name="P4"/>
            <text:p text:style-name="P4"/>
            <text:p text:style-name="P4"/>
            <text:p text:style-name="P4"/>
            <text:p text:style-name="P4"/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32">
        <draw:frame presentation:style-name="pr5" draw:text-style-name="P3" draw:layer="layout" svg:width="25.199cm" svg:height="16.255cm" svg:x="1.4cm" svg:y="0.837cm" presentation:class="subtitle">
          <draw:text-box>
            <text:p>Let's write one!</text:p>
            <text:p><text:s/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32">
        <draw:frame presentation:style-name="pr5" draw:text-style-name="P3" draw:layer="layout" svg:width="25.199cm" svg:height="16.255cm" svg:x="1.4cm" svg:y="0.837cm" presentation:class="subtitle">
          <draw:text-box>
            <text:p>Let's write one!</text:p>
            <text:p><text:s/>But how?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riting our own</text:p>
          </draw:text-box>
        </draw:frame>
        <draw:frame presentation:style-name="pr4" draw:text-style-name="P6" draw:layer="layout" svg:width="10.538cm" svg:height="8.294cm" svg:x="1.4cm" svg:y="4.914cm" presentation:class="outline" presentation:user-transformed="true">
          <draw:text-box>
            <text:p text:style-name="P6"><text:span text:style-name="T4">template&lt;</text:span><text:span text:style-name="T5">???</text:span><text:span text:style-name="T4">&gt;</text:span></text:p>
            <text:p text:style-name="P6"><text:span text:style-name="T4">class function</text:span></text:p>
            <text:p text:style-name="P6"><text:span text:style-name="T4">{</text:span></text:p>
            <text:p text:style-name="P6"><text:span text:style-name="T4">};</text:span></text:p>
          </draw:text-box>
        </draw:frame>
        <draw:frame draw:style-name="gr4" draw:text-style-name="P2" draw:layer="layout" svg:width="0.502cm" svg:height="1.187cm" svg:x="17.526cm" svg:y="9.398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riting our own</text:p>
          </draw:text-box>
        </draw:frame>
        <draw:frame presentation:style-name="pr4" draw:text-style-name="P6" draw:layer="layout" svg:width="10.538cm" svg:height="8.294cm" svg:x="1.4cm" svg:y="4.914cm" presentation:class="outline" presentation:user-transformed="true">
          <draw:text-box>
            <text:p text:style-name="P6"><text:span text:style-name="T4">template&lt;</text:span><text:span text:style-name="T5">???</text:span><text:span text:style-name="T4">&gt;</text:span></text:p>
            <text:p text:style-name="P6"><text:span text:style-name="T4">class function</text:span></text:p>
            <text:p text:style-name="P6"><text:span text:style-name="T4">{</text:span></text:p>
            <text:p text:style-name="P6"><text:span text:style-name="T4">};</text:span></text:p>
          </draw:text-box>
        </draw:frame>
        <draw:frame draw:style-name="gr4" draw:text-style-name="P2" draw:layer="layout" svg:width="0.502cm" svg:height="1.187cm" svg:x="17.526cm" svg:y="9.398cm">
          <draw:text-box>
            <text:p/>
          </draw:text-box>
        </draw:frame>
        <draw:frame draw:style-name="gr5" draw:text-style-name="P7" draw:layer="layout" svg:width="16.817cm" svg:height="3.326cm" svg:x="9.652cm" svg:y="9.392cm">
          <draw:text-box>
            <text:p><text:span text:style-name="T6">What do we put in here?</text:span></text:p>
            <text:p><text:span text:style-name="T6"/></text:p>
          </draw:text-box>
        </draw:frame>
        <draw:line draw:style-name="gr6" draw:text-style-name="P8" draw:layer="layout" svg:x1="16.51cm" svg:y1="9.392cm" svg:x2="8.89cm" svg:y2="5.842cm">
          <text:p/>
        </draw:lin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riting our own</text:p>
          </draw:text-box>
        </draw:frame>
        <draw:frame presentation:style-name="pr4" draw:text-style-name="P6" draw:layer="layout" svg:width="10.538cm" svg:height="8.294cm" svg:x="1.4cm" svg:y="4.914cm" presentation:class="outline" presentation:user-transformed="true">
          <draw:text-box>
            <text:p text:style-name="P6"><text:span text:style-name="T4">template&lt;</text:span><text:span text:style-name="T5">???</text:span><text:span text:style-name="T4">&gt;</text:span></text:p>
            <text:p text:style-name="P6"><text:span text:style-name="T4">class function</text:span></text:p>
            <text:p text:style-name="P6"><text:span text:style-name="T4">{</text:span></text:p>
            <text:p text:style-name="P6"><text:span text:style-name="T4">};</text:span></text:p>
          </draw:text-box>
        </draw:frame>
        <draw:frame draw:style-name="gr4" draw:text-style-name="P2" draw:layer="layout" svg:width="0.502cm" svg:height="1.187cm" svg:x="17.526cm" svg:y="9.398cm">
          <draw:text-box>
            <text:p/>
          </draw:text-box>
        </draw:frame>
        <draw:frame draw:style-name="gr5" draw:text-style-name="P7" draw:layer="layout" svg:width="16.817cm" svg:height="3.326cm" svg:x="9.652cm" svg:y="9.392cm">
          <draw:text-box>
            <text:p><text:span text:style-name="T6">What do we put in here?</text:span></text:p>
            <text:p><text:span text:style-name="T6"/></text:p>
            <text:p><text:span text:style-name="T6">What can accept any of:</text:span></text:p>
          </draw:text-box>
        </draw:frame>
        <draw:line draw:style-name="gr6" draw:text-style-name="P8" draw:layer="layout" svg:x1="16.51cm" svg:y1="9.392cm" svg:x2="8.89cm" svg:y2="5.842cm">
          <text:p/>
        </draw:line>
        <draw:frame draw:style-name="gr4" draw:text-style-name="P9" draw:layer="layout" svg:width="18.037cm" svg:height="3.008cm" svg:x="9.144cm" svg:y="12.994cm">
          <draw:text-box>
            <text:p text:style-name="P4">function&lt;<text:span text:style-name="T7">int()</text:span>&gt;;</text:p>
            <text:p text:style-name="P4">function&lt;<text:span text:style-name="T7">void(int)</text:span>&gt;;</text:p>
            <text:p text:style-name="P4">function&lt;<text:span text:style-name="T7">const double&amp;(std::string*)</text:span>&gt;;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unction type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p text:style-name="P6">using FT = int(double);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unction type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p text:style-name="P6">using FT = int(double);</text:p>
            <text:p text:style-name="P6"/>
            <text:p text:style-name="P6">FT x;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unction type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p text:style-name="P6">using FT = int(double);</text:p>
            <text:p text:style-name="P6"/>
            <text:p text:style-name="P6">FT x; // function declaration; same as:</text:p>
            <text:p text:style-name="P6">int x(double);</text:p>
            <text:p text:style-name="P6"/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unction type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p text:style-name="P6">using FT = int(double);</text:p>
            <text:p text:style-name="P6"/>
            <text:p text:style-name="P6">FT x; // function declaration; same as:</text:p>
            <text:p text:style-name="P6">int x(double);</text:p>
            <text:p text:style-name="P6"/>
            <text:p text:style-name="P6">class Cls {</text:p>
            <text:p text:style-name="P6"><text:s text:c="4"/>FT method;</text:p>
            <text:p text:style-name="P6">};</text:p>
            <text:p text:style-name="P6"/>
            <text:p text:style-name="P6"/>
          </draw:text-box>
        </draw:frame>
        <draw:frame draw:style-name="gr4" draw:text-style-name="P2" draw:layer="layout" svg:width="8.228cm" svg:height="0.962cm" svg:x="1.524cm" svg:y="19.304cm">
          <draw:text-box>
            <text:p>C++ 14 standard, 8.3.5/6.3 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riting our own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4">template&lt;typename FunType&gt;</text:p>
            <text:p text:style-name="P4">class function; // no definition</text:p>
            <text:p text:style-name="P4"/>
            <text:p text:style-name="P4">// partial specialization</text:p>
            <text:p text:style-name="P4">template&lt;typename Ret, typename Args...&gt;</text:p>
            <text:p text:style-name="P4">class function&lt;Ret(Args...)&gt;</text:p>
            <text:p text:style-name="P4">{</text:p>
            <text:p text:style-name="P4"><text:s text:c="4"/>// actual definition</text:p>
            <text:p text:style-name="P4">};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riting our own</text:p>
          </draw:text-box>
        </draw:frame>
        <draw:frame presentation:style-name="pr4" draw:text-style-name="P4" draw:layer="layout" svg:width="25.199cm" svg:height="14.986cm" svg:x="1.4cm" svg:y="4.064cm" presentation:class="outline" presentation:user-transformed="true">
          <draw:text-box>
            <text:p text:style-name="P4">template&lt;typename Ret, typename Args...&gt;</text:p>
            <text:p text:style-name="P4">class function&lt;Ret(Args...)&gt;</text:p>
            <text:p text:style-name="P4">{</text:p>
            <text:p text:style-name="P4">public:</text:p>
            <text:p text:style-name="P4"><text:s text:c="3"/>function();</text:p>
            <text:p text:style-name="P4"><text:s text:c="3"/>function(const function&amp;);</text:p>
            <text:p text:style-name="P4"><text:s text:c="3"/>template&lt;typename Ftor&gt; function(Ftor f);</text:p>
            <text:p text:style-name="P4"><text:s text:c="3"/>Ret operator()(Args... args) const;</text:p>
            <text:p text:style-name="P4"><text:s text:c="3"/>operator bool () const;</text:p>
            <text:p text:style-name="P4">// ...</text:p>
            <text:p text:style-name="P4">};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ype erasure - interface</text:p>
          </draw:text-box>
        </draw:frame>
        <draw:frame presentation:style-name="pr4" draw:text-style-name="P4" draw:layer="layout" svg:width="25.199cm" svg:height="14.986cm" svg:x="1.4cm" svg:y="4.064cm" presentation:class="outline" presentation:user-transformed="true">
          <draw:text-box>
            <text:p text:style-name="P4">template&lt;typename Ret, typename Args...&gt;</text:p>
            <text:p text:style-name="P4">struct functor_iface</text:p>
            <text:p text:style-name="P4">{</text:p>
            <text:p text:style-name="P4"><text:s text:c="3"/>virtual ~functor_iface() = default;</text:p>
            <text:p text:style-name="P4"><text:s text:c="3"/>virtual functor_iface* copy() const = 0;</text:p>
            <text:p text:style-name="P4"><text:s text:c="3"/>virtual Ret invoke(Args... &amp;&amp;args) = 0;</text:p>
            <text:p text:style-name="P4"/>
            <text:p text:style-name="P4"><text:s text:c="3"/>// ...</text:p>
            <text:p text:style-name="P4">};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ype erasure - implementation</text:p>
          </draw:text-box>
        </draw:frame>
        <draw:frame presentation:style-name="pr4" draw:text-style-name="P4" draw:layer="layout" svg:width="25.199cm" svg:height="14.986cm" svg:x="1.4cm" svg:y="4.064cm" presentation:class="outline" presentation:user-transformed="true">
          <draw:text-box>
            <text:p text:style-name="P4">template&lt;typename Ftor,typename Ret, typename Args...&gt;</text:p>
            <text:p text:style-name="P4">struct functor_impl</text:p>
            <text:p text:style-name="P4"><text:s text:c="3"/>: public functor_iface&lt;Ret, Args...&gt;</text:p>
            <text:p text:style-name="P4">{</text:p>
            <text:p text:style-name="P4"><text:s text:c="3"/>Ftor functor_;</text:p>
            <text:p text:style-name="P4"><text:s text:c="3"/>functor_impl(const Ftor&amp; f) : functor_(f) {}</text:p>
            <text:p text:style-name="P4"><text:s text:c="3"/>functor_iface* copy() const override;</text:p>
            <text:p text:style-name="P4"><text:s text:c="3"/>Ret invoke(Args... &amp;&amp;args) override;</text:p>
            <text:p text:style-name="P4"/>
            <text:p text:style-name="P4"><text:s text:c="3"/>// ...</text:p>
            <text:p text:style-name="P4">};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ype erasure - implementation</text:p>
          </draw:text-box>
        </draw:frame>
        <draw:frame presentation:style-name="pr4" draw:text-style-name="P4" draw:layer="layout" svg:width="25.199cm" svg:height="14.986cm" svg:x="1.4cm" svg:y="4.064cm" presentation:class="outline" presentation:user-transformed="true">
          <draw:text-box>
            <text:p text:style-name="P4"/>
            <text:p text:style-name="P4">functor_impl* functor_impl::copy() const</text:p>
            <text:p text:style-name="P4">{</text:p>
            <text:p text:style-name="P4"><text:s text:c="3"/>return new functor_impl(*this);</text:p>
            <text:p text:style-name="P4">}</text:p>
            <text:p text:style-name="P4"/>
            <text:p text:style-name="P4">Ret functor_impl::invoke(Args... &amp;&amp;args)</text:p>
            <text:p text:style-name="P4">{</text:p>
            <text:p text:style-name="P4"><text:s text:c="3"/>return functor(std::forward&lt;Args&gt;(args)...);</text:p>
            <text:p text:style-name="P4">}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Type erasure</text:p>
          </draw:text-box>
        </draw:frame>
        <draw:custom-shape draw:style-name="gr7" draw:text-style-name="P10" draw:layer="layout" svg:width="10.922cm" svg:height="6.35cm" svg:x="15.494cm" svg:y="5.08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7.487cm" svg:height="0.892cm" svg:x="17.151cm" svg:y="5.25cm">
          <draw:text-box>
            <text:p text:style-name="P11"><text:span text:style-name="T4">function&lt;Ret, Args...&gt;</text:span></text:p>
          </draw:text-box>
        </draw:frame>
        <draw:frame draw:style-name="gr4" draw:text-style-name="P13" draw:layer="layout" svg:width="10.98cm" svg:height="4.061cm" svg:x="15.748cm" svg:y="6.774cm">
          <draw:text-box>
            <text:p><text:span text:style-name="T4">function(const function&amp; other)</text:span></text:p>
            <text:p><text:span text:style-name="T4">Ret operator()(Args… args) const;</text:span></text:p>
            <text:p><text:span text:style-name="T4"/></text:p>
            <text:p><text:span text:style-name="T4"/></text:p>
            <text:p><text:span text:style-name="T4"/></text:p>
            <text:p><text:span text:style-name="T4">functor_iface* ftor_;</text:span></text:p>
          </draw:text-box>
        </draw:frame>
        <draw:custom-shape draw:style-name="gr9" draw:text-style-name="P10" draw:layer="layout" svg:width="11.938cm" svg:height="4.572cm" svg:x="1.778cm" svg:y="5.08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9.144cm" svg:height="0.892cm" svg:x="3.556cm" svg:y="5.458cm">
          <draw:text-box>
            <text:p text:style-name="P11"><text:span text:style-name="T4">functor_iface&lt;Ret, Args...&gt;</text:span></text:p>
          </draw:text-box>
        </draw:frame>
        <draw:custom-shape draw:style-name="gr10" draw:text-style-name="P14" draw:layer="layout" svg:width="11.938cm" svg:height="5.08cm" svg:x="1.778cm" svg:y="13.97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10.668cm" svg:height="1.016cm" svg:x="2.286cm" svg:y="14.478cm">
          <draw:text-box>
            <text:p text:style-name="P11"><text:span text:style-name="T4">functor_impl&lt;</text:span><text:span text:style-name="T8">Ftor</text:span><text:span text:style-name="T4">, Ret, Args...&gt;</text:span></text:p>
          </draw:text-box>
        </draw:frame>
        <draw:line draw:style-name="gr12" draw:text-style-name="P8" draw:layer="layout" svg:x1="7.62cm" svg:y1="13.97cm" svg:x2="7.62cm" svg:y2="9.652cm">
          <text:p/>
        </draw:line>
        <draw:line draw:style-name="gr13" draw:text-style-name="P8" draw:layer="layout" svg:x1="15.748cm" svg:y1="10.414cm" svg:x2="13.716cm" svg:y2="8.636cm">
          <text:p/>
        </draw:line>
        <draw:frame draw:style-name="gr4" draw:text-style-name="P13" draw:layer="layout" svg:width="10.662cm" svg:height="1.521cm" svg:x="2.292cm" svg:y="7.62cm">
          <draw:text-box>
            <text:p><text:span text:style-name="T4">virtual functor_iface* copy()=0</text:span></text:p>
            <text:p><text:span text:style-name="T4">virtual Ret invoke(Args… args)=0</text:span></text:p>
          </draw:text-box>
        </draw:frame>
        <draw:frame draw:style-name="gr4" draw:text-style-name="P13" draw:layer="layout" svg:width="9.392cm" svg:height="2.791cm" svg:x="2.032cm" svg:y="15.878cm">
          <draw:text-box>
            <text:p><text:span text:style-name="T8">Ftor</text:span><text:span text:style-name="T4"> functor_;</text:span></text:p>
            <text:p><text:span text:style-name="T4"/></text:p>
            <text:p><text:span text:style-name="T4">functor_iface* copy() {...}</text:span></text:p>
            <text:p><text:span text:style-name="T4">Ret invoke(Args… args) {...}</text:span></text:p>
          </draw:text-box>
        </draw:frame>
        <draw:line draw:style-name="gr14" draw:text-style-name="P8" draw:layer="layout" svg:x1="0.762cm" svg:y1="12.708cm" svg:x2="27.432cm" svg:y2="12.708cm">
          <text:p/>
        </draw:line>
        <draw:frame draw:style-name="gr4" draw:text-style-name="P2" draw:layer="layout" svg:width="5.823cm" svg:height="0.962cm" svg:x="21.088cm" svg:y="12.708cm">
          <draw:text-box>
            <text:p>functor type known</text:p>
          </draw:text-box>
        </draw:frame>
        <draw:frame draw:style-name="gr4" draw:text-style-name="P2" draw:layer="layout" svg:width="5.929cm" svg:height="0.962cm" svg:x="21.082cm" svg:y="11.746cm">
          <draw:text-box>
            <text:p>functor type erased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Type erasure</text:p>
          </draw:text-box>
        </draw:frame>
        <draw:custom-shape draw:style-name="gr7" draw:text-style-name="P10" draw:layer="layout" svg:width="10.922cm" svg:height="6.35cm" svg:x="15.494cm" svg:y="5.08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7.487cm" svg:height="0.892cm" svg:x="17.151cm" svg:y="5.25cm">
          <draw:text-box>
            <text:p text:style-name="P11"><text:span text:style-name="T4">function&lt;Ret, Args...&gt;</text:span></text:p>
          </draw:text-box>
        </draw:frame>
        <draw:frame draw:style-name="gr4" draw:text-style-name="P13" draw:layer="layout" svg:width="10.98cm" svg:height="4.061cm" svg:x="15.748cm" svg:y="6.774cm">
          <draw:text-box>
            <text:p><text:span text:style-name="T4">function(const function&amp; other)</text:span></text:p>
            <text:p><text:span text:style-name="T4">Ret operator()(Args… args) const;</text:span></text:p>
            <text:p><text:span text:style-name="T4"/></text:p>
            <text:p><text:span text:style-name="T4"/></text:p>
            <text:p><text:span text:style-name="T4"/></text:p>
            <text:p><text:span text:style-name="T4">functor_iface* ftor_;</text:span></text:p>
          </draw:text-box>
        </draw:frame>
        <draw:custom-shape draw:style-name="gr9" draw:text-style-name="P10" draw:layer="layout" svg:width="11.938cm" svg:height="4.572cm" svg:x="1.778cm" svg:y="5.08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9.144cm" svg:height="0.892cm" svg:x="3.556cm" svg:y="5.458cm">
          <draw:text-box>
            <text:p text:style-name="P11"><text:span text:style-name="T4">functor_iface&lt;Ret, Args...&gt;</text:span></text:p>
          </draw:text-box>
        </draw:frame>
        <draw:custom-shape draw:style-name="gr10" draw:text-style-name="P14" draw:layer="layout" svg:width="11.938cm" svg:height="5.08cm" svg:x="1.778cm" svg:y="13.97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10.668cm" svg:height="1.016cm" svg:x="2.286cm" svg:y="14.478cm">
          <draw:text-box>
            <text:p text:style-name="P11"><text:span text:style-name="T4">functor_impl&lt;</text:span><text:span text:style-name="T8">Ftor</text:span><text:span text:style-name="T4">, Ret, Args...&gt;</text:span></text:p>
          </draw:text-box>
        </draw:frame>
        <draw:line draw:style-name="gr12" draw:text-style-name="P8" draw:layer="layout" svg:x1="7.62cm" svg:y1="13.97cm" svg:x2="7.62cm" svg:y2="9.652cm">
          <text:p/>
        </draw:line>
        <draw:line draw:style-name="gr13" draw:text-style-name="P8" draw:layer="layout" svg:x1="15.748cm" svg:y1="10.414cm" svg:x2="13.716cm" svg:y2="8.636cm">
          <text:p/>
        </draw:line>
        <draw:frame draw:style-name="gr4" draw:text-style-name="P13" draw:layer="layout" svg:width="10.662cm" svg:height="1.521cm" svg:x="2.292cm" svg:y="7.62cm">
          <draw:text-box>
            <text:p><text:span text:style-name="T4">virtual functor_iface* copy()=0</text:span></text:p>
            <text:p><text:span text:style-name="T4">virtual Ret invoke(Args… args)=0</text:span></text:p>
          </draw:text-box>
        </draw:frame>
        <draw:frame draw:style-name="gr4" draw:text-style-name="P13" draw:layer="layout" svg:width="9.392cm" svg:height="2.791cm" svg:x="2.032cm" svg:y="15.878cm">
          <draw:text-box>
            <text:p><text:span text:style-name="T8">Ftor</text:span><text:span text:style-name="T4"> functor_;</text:span></text:p>
            <text:p><text:span text:style-name="T4"/></text:p>
            <text:p><text:span text:style-name="T4">functor_iface* copy() {...}</text:span></text:p>
            <text:p><text:span text:style-name="T4">Ret invoke(Args… args) {...}</text:span></text:p>
          </draw:text-box>
        </draw:frame>
        <draw:line draw:style-name="gr14" draw:text-style-name="P8" draw:layer="layout" svg:x1="0.762cm" svg:y1="12.708cm" svg:x2="27.432cm" svg:y2="12.708cm">
          <text:p/>
        </draw:line>
        <draw:frame draw:style-name="gr4" draw:text-style-name="P2" draw:layer="layout" svg:width="5.823cm" svg:height="0.962cm" svg:x="21.088cm" svg:y="12.708cm">
          <draw:text-box>
            <text:p>functor type known</text:p>
          </draw:text-box>
        </draw:frame>
        <draw:frame draw:style-name="gr4" draw:text-style-name="P2" draw:layer="layout" svg:width="5.929cm" svg:height="0.962cm" svg:x="21.082cm" svg:y="11.746cm">
          <draw:text-box>
            <text:p>functor type erased</text:p>
          </draw:text-box>
        </draw:frame>
        <draw:custom-shape draw:style-name="gr15" draw:text-style-name="P15" draw:layer="layout" svg:width="3.048cm" svg:height="2.794cm" svg:x="12.954cm" svg:y="11.938cm">
          <text:p text:style-name="P10">v-table</text:p>
          <draw:enhanced-geometry svg:viewBox="0 0 21600 21600" draw:type="rectangle" draw:enhanced-path="M 0 0 L 21600 0 21600 21600 0 21600 0 0 Z N"/>
        </draw:custom-shape>
        <draw:line draw:style-name="gr16" draw:text-style-name="P8" draw:layer="layout" svg:x1="21.336cm" svg:y1="8.382cm" svg:x2="20.828cm" svg:y2="9.906cm">
          <text:p/>
        </draw:line>
        <draw:line draw:style-name="gr16" draw:text-style-name="P8" draw:layer="layout" svg:x1="20.066cm" svg:y1="10.922cm" svg:x2="16.256cm" svg:y2="13.208cm">
          <text:p/>
        </draw:line>
        <draw:line draw:style-name="gr16" draw:text-style-name="P8" draw:layer="layout" svg:x1="14.224cm" svg:y1="14.986cm" svg:x2="11.938cm" svg:y2="17.526cm">
          <text:p/>
        </draw:lin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riting our own</text:p>
          </draw:text-box>
        </draw:frame>
        <draw:frame presentation:style-name="pr4" draw:text-style-name="P4" draw:layer="layout" svg:width="25.199cm" svg:height="14.986cm" svg:x="1.4cm" svg:y="4.064cm" presentation:class="outline" presentation:user-transformed="true">
          <draw:text-box>
            <text:p text:style-name="P4">template&lt;typename Ret, typename Args...&gt;</text:p>
            <text:p text:style-name="P4">class function&lt;Ret(Args...)&gt;</text:p>
            <text:p text:style-name="P4">{</text:p>
            <text:p text:style-name="P4">public:</text:p>
            <text:p text:style-name="P4"><text:s text:c="3"/>// ...</text:p>
            <text:p text:style-name="P4"/>
            <text:p text:style-name="P4">private:</text:p>
            <text:p text:style-name="P4"><text:s text:c="3"/>std::unique_ptr&lt;functor_iface&gt; ftor_;</text:p>
            <text:p text:style-name="P4">};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riting our own</text:p>
          </draw:text-box>
        </draw:frame>
        <draw:frame presentation:style-name="pr4" draw:text-style-name="P4" draw:layer="layout" svg:width="25.199cm" svg:height="14.986cm" svg:x="1.4cm" svg:y="4.064cm" presentation:class="outline" presentation:user-transformed="true">
          <draw:text-box>
            <text:p text:style-name="P4"/>
            <text:p text:style-name="P4">// Initialization constructor</text:p>
            <text:p text:style-name="P4">template&lt;typename Ftor&gt;</text:p>
            <text:p text:style-name="P4">void function(Ftor f) {</text:p>
            <text:p text:style-name="P4"><text:s text:c="3"/>ftor_ = std::make_unique&lt;functor_impl&lt;Ftor&gt;&gt;(f);</text:p>
            <text:p text:style-name="P4">}</text:p>
            <text:p text:style-name="P4"/>
            <text:p text:style-name="P4"/>
            <text:p text:style-name="P4"/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riting our own</text:p>
          </draw:text-box>
        </draw:frame>
        <draw:frame presentation:style-name="pr4" draw:text-style-name="P4" draw:layer="layout" svg:width="25.199cm" svg:height="14.986cm" svg:x="1.4cm" svg:y="4.064cm" presentation:class="outline" presentation:user-transformed="true">
          <draw:text-box>
            <text:p text:style-name="P4"/>
            <text:p text:style-name="P4">// Invocation operator</text:p>
            <text:p text:style-name="P4">Ret operator()(Args... args) {</text:p>
            <text:p text:style-name="P4"><text:s text:c="3"/>if (!ftor_)</text:p>
            <text:p text:style-name="P4"><text:s text:c="6"/>throw std::bad_function_call();</text:p>
            <text:p text:style-name="P4"><text:s text:c="3"/>ftor_-&gt;invoke(std::forward&lt;Args&gt;(args)...);</text:p>
            <text:p text:style-name="P4">}</text:p>
            <text:p text:style-name="P4"/>
            <text:p text:style-name="P4"/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riting our own</text:p>
          </draw:text-box>
        </draw:frame>
        <draw:frame presentation:style-name="pr4" draw:text-style-name="P4" draw:layer="layout" svg:width="25.199cm" svg:height="14.986cm" svg:x="1.4cm" svg:y="4.064cm" presentation:class="outline" presentation:user-transformed="true">
          <draw:text-box>
            <text:p text:style-name="P4"/>
            <text:p text:style-name="P4">// convert-to-bool operator</text:p>
            <text:p text:style-name="P4">explicit operator bool() const {</text:p>
            <text:p text:style-name="P4"><text:s text:c="3"/>return !!ftor_;</text:p>
            <text:p text:style-name="P4">}</text:p>
            <text:p text:style-name="P4"/>
            <text:p text:style-name="P4">// DONE! (mostly)</text:p>
            <text:p text:style-name="P4"/>
            <text:p text:style-name="P4"/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32">
        <draw:frame presentation:style-name="pr5" draw:text-style-name="P3" draw:layer="layout" svg:width="25.199cm" svg:height="16.255cm" svg:x="1.4cm" svg:y="0.837cm" presentation:class="subtitle">
          <draw:text-box>
            <text:p>Performance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enchmark result</text:p>
          </draw:text-box>
        </draw:frame>
        <draw:frame presentation:style-name="pr7" draw:text-style-name="P17" draw:layer="layout" svg:width="25.199cm" svg:height="12.179cm" svg:x="1.4cm" svg:y="4.914cm" presentation:class="outline" presentation:user-transformed="true">
          <draw:text-box>
            <text:p text:style-name="P16"><text:span text:style-name="T9">Run on (4 X 3392.3 MHz CPU s)</text:span></text:p>
            <text:p text:style-name="P16"><text:span text:style-name="T9">2016-10-17 20:38:42</text:span></text:p>
            <text:p text:style-name="P16"><text:span text:style-name="T9">Benchmark <text:s text:c="42"/>Time <text:s text:c="10"/>CPU Iterations</text:span></text:p>
            <text:p text:style-name="P16"><text:span text:style-name="T9">---------------------------------------------------------------------------------</text:span></text:p>
            <text:p text:style-name="P16"><text:span text:style-name="T10">std_function/std_function_holding_functor</text:span><text:span text:style-name="T11"> <text:s text:c="8"/></text:span><text:span text:style-name="T12">190 ns <text:s text:c="7"/>190 ns</text:span><text:span text:style-name="T11"> <text:s text:c="3"/></text:span><text:span text:style-name="T13">3643877</text:span></text:p>
            <text:p text:style-name="P16"><text:span text:style-name="T10">std_function/std_function_holding_function</text:span><text:span text:style-name="T11"> <text:s text:c="7"/></text:span><text:span text:style-name="T12">244 ns <text:s text:c="7"/>244 ns</text:span><text:span text:style-name="T11"> <text:s text:c="3"/></text:span><text:span text:style-name="T13">2863908</text:span></text:p>
            <text:p text:style-name="P16"><text:span text:style-name="T10">pr_function/pr_function_holding_functor</text:span><text:span text:style-name="T11"> <text:s text:c="10"/></text:span><text:span text:style-name="T12">196 ns <text:s text:c="7"/>196 ns</text:span><text:span text:style-name="T11"> <text:s text:c="3"/></text:span><text:span text:style-name="T13">3648524</text:span></text:p>
            <text:p text:style-name="P16"><text:span text:style-name="T10">pr_function/pr_function_holding_function</text:span><text:span text:style-name="T11"> <text:s text:c="9"/></text:span><text:span text:style-name="T12">242 ns <text:s text:c="7"/>242 ns</text:span><text:span text:style-name="T11"> <text:s text:c="3"/></text:span><text:span text:style-name="T13">2831490</text:span></text:p>
            <text:p text:style-name="P16"><text:span text:style-name="T10">raw_functor</text:span><text:span text:style-name="T11"> <text:s text:c="39"/></text:span><text:span text:style-name="T12">48 ns <text:s text:c="8"/>48 ns</text:span><text:span text:style-name="T11"> <text:s text:c="2"/></text:span><text:span text:style-name="T13">14739537</text:span></text:p>
            <text:p text:style-name="P16"><text:span text:style-name="T10">raw_function</text:span><text:span text:style-name="T11"> <text:s text:c="37"/></text:span><text:span text:style-name="T12">164 ns <text:s text:c="7"/>164 ns</text:span><text:span text:style-name="T11"> <text:s text:c="3"/></text:span><text:span text:style-name="T13">4242726</text:span></text:p>
            <text:p text:style-name="P16"><text:span text:style-name="T10">virtual_fun</text:span><text:span text:style-name="T11"> <text:s text:c="38"/></text:span><text:span text:style-name="T12">164 ns <text:s text:c="7"/>164 ns</text:span><text:span text:style-name="T11"> <text:s text:c="3"/></text:span><text:span text:style-name="T13">4247793</text:span></text:p>
            <text:p text:style-name="P16"><text:span text:style-name="T11"/></text:p>
          </draw:text-box>
        </draw:frame>
        <draw:frame draw:style-name="gr4" draw:text-style-name="P19" draw:layer="layout" svg:width="11.644cm" svg:height="1.276cm" svg:x="1.31cm" svg:y="17.526cm">
          <draw:text-box>
            <text:p text:style-name="P18">Counter call, 100x in a loop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enchmark result</text:p>
          </draw:text-box>
        </draw:frame>
        <draw:frame presentation:style-name="pr7" draw:text-style-name="P21" draw:layer="layout" svg:width="25.199cm" svg:height="12.179cm" svg:x="1.4cm" svg:y="4.914cm" presentation:class="outline" presentation:user-transformed="true">
          <draw:text-box>
            <text:p text:style-name="P20"><text:span text:style-name="T14">Run on (4 X 3392.3 MHz CPU s)</text:span></text:p>
            <text:p text:style-name="P20"><text:span text:style-name="T14">2016-10-17 20:38:42</text:span></text:p>
            <text:p text:style-name="P20"><text:span text:style-name="T14">Benchmark <text:s text:c="42"/>Time <text:s text:c="8"/>Comment</text:span></text:p>
            <text:p text:style-name="P20"><text:span text:style-name="T14">---------------------------------------------------------------------------------</text:span></text:p>
            <text:p text:style-name="P20"><text:span text:style-name="T15">std_function/std_function_holding_functor</text:span><text:span text:style-name="T16"> <text:s text:c="8"/></text:span><text:span text:style-name="T17">190 ns <text:s/></text:span><text:span text:style-name="T14">not-inlined + if</text:span></text:p>
            <text:p text:style-name="P20"><text:span text:style-name="T15">std_function/std_function_holding_function</text:span><text:span text:style-name="T16"> <text:s text:c="7"/></text:span><text:span text:style-name="T17">244 ns <text:s/></text:span><text:span text:style-name="T14">not-inlined + if + ptr</text:span></text:p>
            <text:p text:style-name="P20"><text:span text:style-name="T15">pr_function/pr_function_holding_functor</text:span><text:span text:style-name="T16"> <text:s text:c="10"/></text:span><text:span text:style-name="T17">196 ns <text:s/></text:span><text:span text:style-name="T14">not-inlined + if</text:span></text:p>
            <text:p text:style-name="P20"><text:span text:style-name="T15">pr_function/pr_function_holding_function</text:span><text:span text:style-name="T16"> <text:s text:c="9"/></text:span><text:span text:style-name="T17">242 ns <text:s/></text:span><text:span text:style-name="T14">not-inlined + if + ptr</text:span></text:p>
            <text:p text:style-name="P20"><text:span text:style-name="T15">raw_functor</text:span><text:span text:style-name="T16"> <text:s text:c="39"/></text:span><text:span text:style-name="T17">48 ns <text:s/></text:span><text:span text:style-name="T14">inlined</text:span></text:p>
            <text:p text:style-name="P20"><text:span text:style-name="T15">raw_function</text:span><text:span text:style-name="T16"> <text:s text:c="37"/></text:span><text:span text:style-name="T17">164 ns <text:s/></text:span><text:span text:style-name="T14">not-inlined</text:span></text:p>
            <text:p text:style-name="P20"><text:span text:style-name="T15">virtual_fun</text:span><text:span text:style-name="T16"> <text:s text:c="38"/></text:span><text:span text:style-name="T17">164 ns <text:s/></text:span><text:span text:style-name="T14">not-inlined</text:span></text:p>
            <text:p text:style-name="P20"><text:span text:style-name="T16"/></text:p>
          </draw:text-box>
        </draw:frame>
        <draw:frame draw:style-name="gr4" draw:text-style-name="P19" draw:layer="layout" svg:width="11.644cm" svg:height="1.276cm" svg:x="1.31cm" svg:y="17.526cm">
          <draw:text-box>
            <text:p text:style-name="P18">Counter call, 100x in a loop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thing magical inside</text:p>
              </text:list-item>
              <text:list-item>
                <text:p>Just a library container</text:p>
              </text:list-item>
              <text:list-item>
                <text:p>Not unreasonably slow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32">
        <draw:frame presentation:style-name="pr8" draw:text-style-name="P23" draw:layer="layout" svg:width="25.199cm" svg:height="11.176cm" svg:x="1.4cm" svg:y="2.794cm" presentation:class="subtitle" presentation:user-transformed="true">
          <draw:text-box>
            <text:p text:style-name="P22"><text:span text:style-name="T18">Questions</text:span><text:span text:style-name="T19"> ?</text:span></text:p>
          </draw:text-box>
        </draw:frame>
        <draw:frame draw:style-name="gr4" draw:text-style-name="P24" draw:layer="layout" svg:width="23.87cm" svg:height="1.801cm" svg:x="2.032cm" svg:y="16.741cm">
          <draw:text-box>
            <text:p text:style-name="P6"><text:span text:style-name="T20"><text:a xlink:href="mailto:maciej.gajewski0@gmail.com" xlink:type="simple">maciej.gajewski0@gmail.com</text:a></text:span></text:p>
            <text:p text:style-name="P6"><text:span text:style-name="T20"><text:a xlink:href="https://github.com/maciekgajewski/demystifying_std_function" xlink:type="simple">https://github.com/maciekgajewski/demystifying_std_function</text:a></text:span><text:span text:style-name="T20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32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6T14:07:02.817089342</meta:creation-date>
    <dc:date>2016-10-17T21:06:43.714784169</dc:date>
    <meta:editing-duration>P1DT5H15M57S</meta:editing-duration>
    <meta:editing-cycles>71</meta:editing-cycles>
    <meta:generator>LibreOffice/5.1.4.2$Linux_X86_64 LibreOffice_project/10m0$Build-2</meta:generator>
    <meta:document-statistic meta:object-count="186"/>
  </office:meta>
</office:document-meta>
</file>